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0000000032000000258217E47D0.png"/>
  <manifest:file-entry manifest:media-type="image/jpeg" manifest:full-path="Pictures/10000000000000DC000000DB614DBC5D.jpg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thre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gr1" style:family="graphic">
      <style:graphic-properties style:protect="size"/>
    </style:style>
    <style:style style:name="pr1" style:family="presentation" style:parent-style-name="keyboard-title">
      <style:graphic-properties draw:auto-grow-height="true" fo:min-height="3.507cm"/>
    </style:style>
    <style:style style:name="pr2" style:family="presentation" style:parent-style-name="keyboard-subtitle">
      <style:graphic-properties draw:fill-color="#ffffff" draw:auto-grow-height="true" fo:min-height="12.003cm"/>
    </style:style>
    <style:style style:name="pr3" style:family="presentation" style:parent-style-name="keyboard-notes">
      <style:graphic-properties draw:fill-color="#ffffff" draw:auto-grow-height="true" fo:min-height="12.572cm"/>
    </style:style>
    <style:style style:name="pr4" style:family="presentation" style:parent-style-name="keyboard-title">
      <style:graphic-properties fo:min-height="3.507cm"/>
    </style:style>
    <style:style style:name="pr5" style:family="presentation" style:parent-style-name="keyboard-outline1">
      <style:graphic-properties fo:min-height="12.003cm"/>
    </style:style>
    <style:style style:name="pr6" style:family="presentation" style:parent-style-name="keyboard-outline1">
      <style:graphic-properties draw:auto-grow-height="true" fo:min-height="14.657cm"/>
    </style:style>
    <style:style style:name="pr7" style:family="presentation" style:parent-style-name="keyboard-outline1">
      <style:graphic-properties draw:auto-grow-height="true" fo:min-height="12.003cm"/>
    </style:style>
    <style:style style:name="P1" style:family="paragraph">
      <style:text-properties fo:color="#000000" fo:font-size="32pt"/>
    </style:style>
    <style:style style:name="P2" style:family="paragraph">
      <style:paragraph-properties fo:margin-top="0.254cm" fo:margin-bottom="0.254cm" fo:line-height="100%"/>
    </style:style>
    <style:style style:name="P3" style:family="paragraph">
      <style:text-properties fo:font-size="26.3999996185303pt"/>
    </style:style>
    <style:style style:name="T1" style:family="text">
      <style:text-properties fo:color="#000000" fo:font-size="32pt"/>
    </style:style>
    <style:style style:name="T2" style:family="text">
      <style:text-properties fo:color="#000000" fo:font-size="32pt" style:font-size-asian="32pt" style:font-size-complex="32pt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keyboard" presentation:presentation-page-layout-name="AL1T0" xml:id="id1" draw:id="id1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p>Introduction to webpack</text:p>
          </draw:text-box>
        </draw:frame>
        <draw:frame presentation:style-name="pr2" draw:text-style-name="P1" draw:layer="layout" svg:width="30.48cm" svg:height="12.003cm" svg:x="2.499cm" svg:y="3.81cm" presentation:class="subtitle" presentation:user-transformed="true">
          <draw:text-box>
            <text:p text:style-name="P1"><text:span text:style-name="T1">Greg Harley</text:span></text:p>
            <text:p text:style-name="P1"><text:span text:style-name="T1">Resonant Mass, Inc.</text:span></text:p>
            <text:p text:style-name="P1"><text:span text:style-name="T1">Greg@ResMass.com</text:span></text:p>
          </draw:text-box>
        </draw:frame>
        <anim:par presentation:node-type="timing-root">
          <anim:par smil:begin="id1.begin">
            <anim:transitionFilter smil:dur="1s" smil:type="pinWheelWipe" smil:subtype="thre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keyboard" presentation:presentation-page-layout-name="AL2T1" xml:id="id2" draw:id="id2">
        <office:forms form:automatic-focus="false" form:apply-design-mode="false"/>
        <draw:frame presentation:style-name="pr4" draw:layer="layout" svg:width="23.192cm" svg:height="3.507cm" svg:x="2.3cm" svg:y="0.762cm" presentation:class="title" presentation:user-transformed="true">
          <draw:text-box>
            <text:list text:style-name="L1">
              <text:list-item>
                <text:p>Agenda</text:p>
              </text:list-item>
            </text:list>
          </draw:text-box>
        </draw:frame>
        <draw:frame presentation:style-name="pr5" draw:layer="layout" svg:width="30.48cm" svg:height="12.003cm" svg:x="2.499cm" svg:y="3.81cm" presentation:class="outline" presentation:user-transformed="true">
          <draw:text-box>
            <text:list text:style-name="L3">
              <text:list-header>
                <text:p>Overview</text:p>
                <text:list>
                  <text:list-item>
                    <text:p>Basics</text:p>
                  </text:list-item>
                  <text:list-item>
                    <text:p>Configuration</text:p>
                  </text:list-item>
                  <text:list-item>
                    <text:p>Loaders</text:p>
                  </text:list-item>
                  <text:list-item>
                    <text:p>Plugins</text:p>
                  </text:list-item>
                  <text:list-item>
                    <text:p>Resources</text:p>
                  </text:list-item>
                </text:list>
              </text:list-header>
            </text:list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keyboard" presentation:presentation-page-layout-name="AL2T1" xml:id="id3" draw:id="id3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p>Overview</text:p>
          </draw:text-box>
        </draw:frame>
        <draw:frame presentation:style-name="pr6" draw:text-style-name="P2" draw:layer="layout" svg:width="30.48cm" svg:height="14.657cm" svg:x="2.499cm" svg:y="3.81cm" presentation:class="outline" presentation:user-transformed="true">
          <draw:text-box>
            <text:list text:style-name="L3">
              <text:list-item>
                <text:p text:style-name="P2">Webpack was created to handle the problem of bundling various assets.</text:p>
              </text:list-item>
              <text:list-item>
                <text:p text:style-name="P2">Actually a pipeline/plugin processor.</text:p>
              </text:list-item>
              <text:list-item>
                <text:p text:style-name="P2">Identifies dependencies, converts all assets to JavaScript using loaders, applies plugins at various stages.</text:p>
              </text:list-item>
              <text:list-item>
                <text:p text:style-name="P2">Processing defined by configuration file (or command line, but why?)</text:p>
              </text:list-item>
              <text:list-item>
                <text:p text:style-name="P2">Config file is a Node.js input file that exports a configuration object.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keyboard" presentation:presentation-page-layout-name="AL2T1" xml:id="id4" draw:id="id4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p>Basics</text:p>
          </draw:text-box>
        </draw:frame>
        <draw:frame presentation:style-name="pr7" draw:layer="layout" svg:width="30.48cm" svg:height="12.003cm" svg:x="2.499cm" svg:y="3.81cm" presentation:class="outline">
          <draw:text-box>
            <text:list text:style-name="L3">
              <text:list-item>
                <text:p>node/npm</text:p>
              </text:list-item>
              <text:list-item>
                <text:p>webpack</text:p>
              </text:list-item>
              <text:list-item>
                <text:p>webpack-merge</text:p>
              </text:list-item>
              <text:list-item>
                <text:p>webpack-dev-server</text:p>
              </text:list-item>
              <text:list-item>
                <text:p>webpack-dev-middleware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keyboard" presentation:presentation-page-layout-name="AL2T1" xml:id="id5" draw:id="id5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Configuration</text:p>
              </text:list-item>
            </text:list>
          </draw:text-box>
        </draw:frame>
        <draw:frame presentation:style-name="pr7" draw:layer="layout" svg:width="30.48cm" svg:height="18.749cm" svg:x="2.499cm" svg:y="3.81cm" presentation:class="outline" presentation:user-transformed="true">
          <draw:text-box>
            <text:list text:style-name="L3">
              <text:list-item>
                <text:p>context: points to source file root, defaults to CWD.</text:p>
              </text:list-item>
              <text:list-item>
                <text:p>target: tells webpack which of its internal plugins to load, defaults to 'web' which is what most of us will use.</text:p>
              </text:list-item>
              <text:list-item>
                <text:p>entry: defines the root(s) of dependency trees.</text:p>
              </text:list-item>
              <text:list-item>
                <text:p>output: defines where the bundles will be written.</text:p>
              </text:list-item>
              <text:list-item>
                <text:p>resolve: tells webpack what to look for and where.</text:p>
              </text:list-item>
              <text:list-item>
                <text:p>module: contains values pertinent to the build, most notably loaders.</text:p>
              </text:list-item>
              <text:list-item>
                <text:p>plugins: defines additional processing pieces applied at various times during the build.</text:p>
              </text:list-item>
              <text:list-item>
                <text:p>devServer: sets properties for webpack-dev-server cli when it is run instead of the webpack cli.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keyboard" presentation:presentation-page-layout-name="AL2T1" xml:id="id6" draw:id="id6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Loaders</text:p>
              </text:list-item>
            </text:list>
          </draw:text-box>
        </draw:frame>
        <draw:frame presentation:style-name="pr7" draw:layer="layout" svg:width="30.48cm" svg:height="13.397cm" svg:x="2.499cm" svg:y="3.81cm" presentation:class="outline" presentation:user-transformed="true">
          <draw:text-box>
            <text:list text:style-name="L3">
              <text:list-item>
                <text:p>Loaders convert non-JavaScript assets such as css, images and fonts to JavaScript.</text:p>
              </text:list-item>
              <text:list-item>
                <text:p>Common Loaders:</text:p>
                <text:list>
                  <text:list-item>
                    <text:p>css-loader</text:p>
                  </text:list-item>
                  <text:list-item>
                    <text:p>scss-loader</text:p>
                  </text:list-item>
                  <text:list-item>
                    <text:p>less-loader</text:p>
                  </text:list-item>
                  <text:list-item>
                    <text:p>babel-loader</text:p>
                  </text:list-item>
                  <text:list-item>
                    <text:p>file-loader</text:p>
                  </text:list-item>
                  <text:list-item>
                    <text:p>url-loader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keyboard" presentation:presentation-page-layout-name="AL2T1" xml:id="id7" draw:id="id7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Plugins</text:p>
              </text:list-item>
            </text:list>
          </draw:text-box>
        </draw:frame>
        <draw:frame presentation:style-name="pr7" draw:layer="layout" svg:width="30.48cm" svg:height="12.003cm" svg:x="2.499cm" svg:y="3.81cm" presentation:class="outline">
          <draw:text-box>
            <text:p>Common Plugins:</text:p>
            <text:list text:style-name="L3">
              <text:list-item>
                <text:list>
                  <text:list-item>
                    <text:p>html-webpack-plugin</text:p>
                  </text:list-item>
                  <text:list-item>
                    <text:p>webpack.ProviderPlugin</text:p>
                  </text:list-item>
                  <text:list-item>
                    <text:p>extract-text-webpack-plugin</text:p>
                  </text:list-item>
                  <text:list-item>
                    <text:p>clean-webpack-plugin</text:p>
                  </text:list-item>
                  <text:list-item>
                    <text:p>npm-install-webpack-plugin</text:p>
                  </text:list-item>
                  <text:list-item>
                    <text:p>copy-webpack-plugin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keyboard" presentation:presentation-page-layout-name="AL2T1" xml:id="id8" draw:id="id8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Resources</text:p>
              </text:list-item>
            </text:list>
          </draw:text-box>
        </draw:frame>
        <draw:frame presentation:style-name="pr7" draw:layer="layout" svg:width="30.48cm" svg:height="12.003cm" svg:x="2.499cm" svg:y="3.81cm" presentation:class="outline" presentation:user-transformed="true">
          <draw:text-box>
            <text:list text:style-name="L4">
              <text:list-item>
                <text:p><text:span text:style-name="T2"><text:a xlink:href="https://webpack.github.io/docs/">https://webpack.github.io/docs/</text:a></text:span></text:p>
              </text:list-item>
              <text:list-item>
                <text:p><text:span text:style-name="T2"><text:a xlink:href="http://survivejs.com/webpack/introduction/">http://survivejs.com/webpack/introduction/</text:a></text:span></text:p>
              </text:list-item>
              <text:list-item>
                <text:p><text:span text:style-name="T2"><text:a xlink:href="https://k94n.com/webpack-ftw">https://k94n.com/webpack-ftw</text:a></text:span></text:p>
              </text:list-item>
              <text:list-item>
                <text:p><text:span text:style-name="T2"><text:a xlink:href="http://www.pshrmn.com/tutorials/#webpack">http://www.pshrmn.com/tutorials/#webpack</text:a></text:span> (best tutorial)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3" draw:display-name="Gradient 3" draw:style="linear" draw:start-color="#808080" draw:end-color="#ffffff" draw:start-intensity="100%" draw:end-intensity="100%" draw:angle="0" draw:border="0%"/>
    <draw:gradient draw:name="Grison" draw:style="linear" draw:start-color="#4c4c4c" draw:end-color="#b3b3b3" draw:start-intensity="100%" draw:end-intensity="100%" draw:angle="30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shapes" xlink:href="Pictures/100000000000032000000258AE45E8AA.png" xlink:type="simple" xlink:show="embed" xlink:actuate="onLoad"/>
    <draw:fill-image draw:name="background" xlink:href="Pictures/10000000000000DC000000DB614DBC5D.jp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_20_2" draw:fill="none" draw:fill-gradient-name="Gradient_20_3" draw:fill-hatch-name="Hatch_20_1" draw:fill-image-name="Bitmape_20_1"/>
      <style:text-properties fo:color="#000000"/>
    </style:style>
    <style:style style:name="textbody" style:family="graphic" style:parent-style-name="standard">
      <style:graphic-properties draw:stroke="none" draw:stroke-dash="Dash_20_2" draw:fill="none" draw:fill-gradient-name="Gradient_20_3" draw:fill-hatch-name="Hatch_20_1" draw:fill-image-name="Bitmape_20_1"/>
      <style:text-properties fo:color="#000000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background" draw:fill-image-width="0cm" draw:fill-image-height="0cm" style:repeat="repeat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color="#ffffff"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gradient" draw:fill-gradient-name="Grison" draw:opacity="90%" draw:fill-image-width="0cm" draw:fill-image-height="0cm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8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color="#000000"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fill-image-width="0cm" draw:fill-image-height="0cm" draw:textarea-vertical-align="middle">
        <text:list-style style:name="keyboard-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text-align="center">
        <style:tab-stops/>
      </style:paragraph-properties>
      <style:text-properties fo:color="#000000" style:text-outline="false" style:text-line-through-style="none" fo:font-family="Arial" style:font-family-generic="roman" style:font-pitch="variable" fo:font-size="41.4000015258789pt" fo:language="en" fo:country="US" fo:font-style="normal" fo:text-shadow="1pt 1pt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titledown" style:repeat="stretch"/>
    </style:style>
    <style:style style:name="Mdp3" style:family="drawing-page">
      <style:drawing-page-properties draw:background-size="border" draw:fill="bitmap" draw:fill-image-name="ashapes" style:repeat="stretch"/>
    </style:style>
    <style:style style:name="Mdp4" style:family="drawing-page">
      <style:drawing-page-properties draw:background-size="border" draw:fill="bitmap" draw:fill-image-name="background" draw:fill-image-width="0cm" draw:fill-image-height="0cm" style:repeat="repeat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keyboard-title">
      <style:graphic-properties draw:fill-color="#ffffff" draw:auto-grow-height="false" fo:min-height="3.507cm"/>
    </style:style>
    <style:style style:name="Mpr11" style:family="presentation" style:parent-style-name="keyboard-outline1">
      <style:graphic-properties draw:auto-grow-height="false" fo:min-height="15.087cm"/>
    </style:style>
    <style:style style:name="Mpr1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2">
      <office:forms form:automatic-focus="false" form:apply-design-mode="false"/>
      <draw:frame presentation:style-name="lyt-bluetitledown-title" draw:layer="backgroundobjects" svg:width="25.191cm" svg:height="3.507cm" svg:x="1.399cm" svg:y="17.298cm" presentation:class="title" presentation:placeholder="true">
        <draw:text-box/>
      </draw:frame>
      <draw:frame presentation:style-name="lyt-bluetitledown-outline1" draw:layer="backgroundobjects" svg:width="25.191cm" svg:height="11.503cm" svg:x="1.399cm" svg:y="2.2cm" presentation:class="outline" presentation:placeholder="true">
        <draw:text-box/>
      </draw:frame>
      <draw:frame presentation:style-name="Mpr4" draw:text-style-name="MP4" draw:layer="backgroundobjects" svg:width="6.521cm" svg:height="1.448cm" svg:x="1.399cm" svg:y="14.935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2cm" svg:height="1.448cm" svg:x="9.572cm" svg:y="14.93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1cm" svg:height="1.448cm" svg:x="20.069cm" svg:y="14.935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3">
      <office:forms form:automatic-focus="false" form:apply-design-mode="false"/>
      <draw:frame presentation:style-name="lyt-movwaves-title" draw:layer="backgroundobjects" svg:width="24.592cm" svg:height="3.507cm" svg:x="1.399cm" svg:y="1.537cm" presentation:class="title" presentation:placeholder="true">
        <draw:text-box/>
      </draw:frame>
      <draw:frame presentation:style-name="lyt-movwaves-outline1" draw:layer="backgroundobjects" svg:width="22.993cm" svg:height="11.003cm" svg:x="2.199cm" svg:y="5.501cm" presentation:class="outline" presentation:placeholder="true">
        <draw:text-box/>
      </draw:frame>
      <draw:frame presentation:style-name="Mpr7" draw:text-style-name="MP4" draw:layer="backgroundobjects" svg:width="6.521cm" svg:height="1.448cm" svg:x="1.499cm" svg:y="17.836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2cm" svg:height="1.448cm" svg:x="9.572cm" svg:y="17.83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1cm" svg:height="1.448cm" svg:x="19.669cm" svg:y="17.8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4">
      <office:forms form:automatic-focus="false" form:apply-design-mode="false"/>
      <draw:frame presentation:style-name="Mpr10" draw:text-style-name="MP7" draw:layer="backgroundobjects" svg:width="23.192cm" svg:height="3.507cm" svg:x="2.3cm" svg:y="0.762cm" presentation:class="title">
        <draw:text-box>
          <text:p text:style-name="MP7">Introduction to webpack</text:p>
        </draw:text-box>
      </draw:frame>
      <draw:frame presentation:style-name="Mpr11" draw:layer="backgroundobjects" svg:width="30.48cm" svg:height="12.003cm" svg:x="2.499cm" svg:y="3.81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4" draw:layer="backgroundobjects" svg:width="6.521cm" svg:height="1.448cm" svg:x="1.399cm" svg:y="19.136cm" presentation:class="date-time">
        <draw:text-box>
          <text:p text:style-name="MP4"><text:span text:style-name="MT1"><presentation:date-time/></text:span></text:p>
        </draw:text-box>
      </draw:frame>
      <draw:frame presentation:style-name="Mpr12" draw:text-style-name="MP5" draw:layer="backgroundobjects" svg:width="8.872cm" svg:height="1.448cm" svg:x="9.572cm" svg:y="20.32cm" presentation:class="footer">
        <draw:text-box>
          <text:p text:style-name="MP5"><text:span text:style-name="MT1">Introduction to webpack</text:span></text:p>
        </draw:text-box>
      </draw:frame>
      <draw:frame presentation:style-name="Mpr12" draw:text-style-name="MP6" draw:layer="backgroundobjects" svg:width="6.521cm" svg:height="1.448cm" svg:x="20.069cm" svg:y="19.1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eg Harley</meta:initial-creator>
    <meta:creation-date>2016-11-09T12:48:33.63</meta:creation-date>
    <meta:editing-duration>P7DT41M41S</meta:editing-duration>
    <meta:editing-cycles>46</meta:editing-cycles>
    <dc:date>2016-11-19T14:42:04.21</dc:date>
    <dc:creator>Greg Harley</dc:creator>
    <meta:generator>OpenOffice/4.1.3$Win32 OpenOffice.org_project/413m1$Build-9783</meta:generator>
    <meta:document-statistic meta:object-count="86"/>
  </office:meta>
</office:document-meta>
</file>